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HTML&gt;</text:p>
      <text:p text:style-name="Standard"/>
      <text:p text:style-name="Standard">&lt;HEAD&gt;</text:p>
      <text:p text:style-name="Standard">&lt;TITLE&gt;Ejemplo 1 - Mi Segunda página Web&lt;/TITLE&gt;</text:p>
      <text:p text:style-name="Standard">&lt;/HEAD&gt;</text:p>
      <text:p text:style-name="Standard"/>
      <text:p text:style-name="Standard">&lt;BODY BACKGROUND="La semilla de mostaza.jpg" TEXT="#AA0000"&gt;</text:p>
      <text:p text:style-name="Standard">&lt;CENTER&gt;</text:p>
      <text:p text:style-name="Standard">&lt;H1&gt;Im&amp;aacute;genes&lt;/H1&gt;</text:p>
      <text:p text:style-name="Standard">&lt;CENTER&gt;</text:p>
      <text:p text:style-name="Standard">&lt;CENTER&gt;&lt;H1&gt;TIENDA DE VENTA SOFTWARE Y SISTEMAS DE CONTROL&lt;/CENTER&gt;</text:p>
      <text:p text:style-name="Standard">&lt;HR&gt;</text:p>
      <text:p text:style-name="Standard">Página de venta de programas de cómputo &lt;BR&gt;</text:p>
      <text:p text:style-name="Standard"/>
      <text:p text:style-name="Standard">&lt;P&gt; Programas y diseño de circuitos de control.&lt;/P&gt;</text:p>
      <text:p text:style-name="Standard">&lt;P&gt;&lt;BLINK&gt;&lt;B&gt; Página de ventas de programas de computación &lt;/B&gt;&lt;/BLINK&gt;&lt;/P&gt;</text:p>
      <text:p text:style-name="Standard">&lt;P&gt;&lt;BLINK&gt;&lt;B&gt; <text:s/>&lt;/B&gt;&lt;/BLINK&gt;&lt;/P&gt;</text:p>
      <text:p text:style-name="Standard">&lt;/BODY&gt;</text:p>
      <text:p text:style-name="Standard"/>
      <text:p text:style-name="Standard">&lt;/HTML&gt;</text:p>
      <text:p text:style-name="P1"/>
      <text:p text:style-name="Standard">&lt;HTML&gt;</text:p>
      <text:p text:style-name="Standard"/>
      <text:p text:style-name="Standard">&lt;HEAD&gt;</text:p>
      <text:p text:style-name="Standard">&lt;TITLE&gt;Ejemplo 1 - Mi Segunda página Web&lt;/TITLE&gt;</text:p>
      <text:p text:style-name="Standard">&lt;/HEAD&gt;</text:p>
      <text:p text:style-name="Standard"/>
      <text:p text:style-name="Standard">&lt;BODY BACKGROUND="La semilla de mostaza.jpg" TEXT="#AA0000"&gt;</text:p>
      <text:p text:style-name="Standard">&lt;CENTER&gt;</text:p>
      <text:p text:style-name="Standard">&lt;H1&gt;Im&amp;aacute;genes&lt;/H1&gt;</text:p>
      <text:p text:style-name="Standard">&lt;CENTER&gt;</text:p>
      <text:p text:style-name="Standard">&lt;CENTER&gt;&lt;H1&gt;TIENDA DE VENTA SOFTWARE Y SISTEMAS DE CONTROL&lt;/CENTER&gt;</text:p>
      <text:p text:style-name="Standard">&lt;HR&gt;</text:p>
      <text:p text:style-name="Standard">Página de venta de programas de cómputo &lt;BR&gt;</text:p>
      <text:p text:style-name="Standard"/>
      <text:p text:style-name="Standard">&lt;P&gt; Programas y diseño de circuitos de control.&lt;/P&gt;</text:p>
      <text:p text:style-name="Standard">&lt;P&gt;&lt;BLINK&gt;&lt;B&gt; Página de ventas de programas de computación &lt;/B&gt;&lt;/BLINK&gt;&lt;/P&gt;</text:p>
      <text:p text:style-name="Standard">&lt;P&gt;&lt;BLINK&gt;&lt;B&gt; <text:s/>&lt;/B&gt;&lt;/BLINK&gt;&lt;/P&gt;</text:p>
      <text:p text:style-name="Standard">&lt;/BODY&gt;</text:p>
      <text:p text:style-name="Standard"/>
      <text:p text:style-name="P1">&lt;/HTML&gt;</text:p>
      <text:p text:style-name="Standard"/>
      <text:p text:style-name="Standard">&lt;HTML&gt;</text:p>
      <text:p text:style-name="Standard"/>
      <text:p text:style-name="Standard">&lt;HEAD&gt;</text:p>
      <text:p text:style-name="Standard">&lt;TITLE&gt;Ejemplo 1 - Mi Segunda página Web&lt;/TITLE&gt;</text:p>
      <text:p text:style-name="Standard">&lt;/HEAD&gt;</text:p>
      <text:p text:style-name="Standard"/>
      <text:p text:style-name="Standard">&lt;BODY BACKGROUND="La semilla de mostaza.jpg" TEXT="#AA0000"&gt;</text:p>
      <text:p text:style-name="Standard">&lt;CENTER&gt;&lt;H1&gt;TIENDA DE VENTA SOFTWARE Y SISTEMAS DE CONTROL&lt;/CENTER&gt;</text:p>
      <text:p text:style-name="Standard">&lt;HR&gt;</text:p>
      <text:p text:style-name="Standard">Página de venta de programas de cómputo &lt;BR&gt;</text:p>
      <text:p text:style-name="Standard"><text:soft-page-break/></text:p>
      <text:p text:style-name="Standard">&lt;P&gt; Programas y diseño de circuitos de control.&lt;/P&gt;</text:p>
      <text:p text:style-name="Standard">&lt;P&gt;&lt;BLINK&gt;&lt;B&gt; Página de ventas de programas de computación &lt;/B&gt;&lt;/BLINK&gt;&lt;/P&gt;</text:p>
      <text:p text:style-name="Standard">&lt;P&gt;&lt;BLINK&gt;&lt;B&gt; <text:s/>&lt;/B&gt;&lt;/BLINK&gt;&lt;/P&gt;</text:p>
      <text:p text:style-name="Standard">&lt;/BODY&gt;</text:p>
      <text:p text:style-name="Standard"/>
      <text:p text:style-name="P1">&lt;/HTML&gt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2M56S</meta:editing-duration>
    <meta:editing-cycles>3</meta:editing-cycles>
    <meta:generator>OpenOffice/4.1.6$Win32 OpenOffice.org_project/416m1$Build-9790</meta:generator>
    <dc:date>2019-07-30T05:00:19.67</dc:date>
    <meta:document-statistic meta:table-count="0" meta:image-count="0" meta:object-count="0" meta:page-count="2" meta:paragraph-count="45" meta:word-count="168" meta:character-count="1319"/>
    <dc:creator>Adán Aguilar Ramírez</dc:creator>
    <meta:user-defined meta:name="Info 1"/>
    <meta:user-defined meta:name="Info 2"/>
    <meta:user-defined meta:name="Info 3"/>
    <meta:user-defined meta:name="Info 4"/>
  </office:meta>
</office:document-meta>
</file>